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</style:style>
    <style:style style:name="P2" style:family="paragraph" style:parent-style-name="Text_20_body" style:master-page-name="">
      <loext:graphic-properties draw:fill="none"/>
      <style:paragraph-properties fo:margin-left="1cm" fo:margin-right="1cm" fo:text-align="end" style:justify-single-word="false" fo:text-indent="0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cm" fo:margin-right="1cm" fo:text-indent="0cm" style:auto-text-indent="false" fo:background-color="transparent"/>
      <style:text-properties officeooo:paragraph-rsid="00068f52"/>
    </style:style>
    <style:style style:name="P4" style:family="paragraph" style:parent-style-name="Text_20_body">
      <loext:graphic-properties draw:fill="none"/>
      <style:paragraph-properties fo:margin-left="1cm" fo:margin-right="1cm" fo:text-indent="0cm" style:auto-text-indent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">Ref.: H061-2025</text:p>
      <text:p text:style-name="P4">Sr. Antoni Llabrés Orfila<text:line-break/>C/ de ses Moreres, 18<text:line-break/>07701 MAÓ</text:p>
      <text:p text:style-name="P4"/>
      <text:p text:style-name="P4">Us demanam que us presenteu en aquestes oficines de l’Agència Tributària de Maó el proper 12 de novembre, a les 10.30 h, a fi de procedir a la signatura del document imprescindible per tramitar el Model 061 corresponent a la vostra empresa.</text:p>
      <text:p text:style-name="P4"/>
      <text:p text:style-name="P4">çLa manca d’assistència en la data i hora indicades pot endarrerir o impedir la tramitació de l’expedient.</text:p>
      <text:p text:style-name="P4"/>
      <text:p text:style-name="P3">La responsable de Gestió Tributària<text:line-break/></text:p>
      <text:p text:style-name="P3">[rúbrica]<text:line-break/></text:p>
      <text:p text:style-name="P3">Carme Pons Sintes<text:line-break/>Maó, 4 de novembre de 2025</text:p>
      <text:p text:style-name="P4"/>
      <text:p text:style-name="P4">Documentació que cal aportar:<text:line-break/>— DNI<text:line-break/>— Còpia del Model 061 emplena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fo:background-color="#ffdbb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dbb6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dbb6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53:14.688609811</meta:creation-date>
    <meta:generator>LibreOffice/24.2.7.2$Linux_X86_64 LibreOffice_project/420$Build-2</meta:generator>
    <dc:date>2025-11-04T10:06:48.032939361</dc:date>
    <meta:editing-duration>PT2M31S</meta:editing-duration>
    <meta:editing-cycles>1</meta:editing-cycles>
    <meta:document-statistic meta:table-count="0" meta:image-count="0" meta:object-count="0" meta:page-count="1" meta:paragraph-count="8" meta:word-count="97" meta:character-count="574" meta:non-whitespace-character-count="481"/>
  </office:meta>
</office:document-meta>
</file>